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F" svg:font-family="" style:font-family-generic="roman"/>
    <style:font-face style:name="Lucida Sans" svg:font-family="'Lucida Sans'" style:font-family-generic="swiss"/>
    <style:font-face style:name="Lucida Sans1" svg:font-family="'Lucida Sans'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, Arial" style:font-family-generic="swiss" style:font-pitch="variable"/>
    <style:font-face style:name="Lucida Sans2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svg:stroke-opacity="0%" draw:stroke-linejoin="miter" svg:stroke-linecap="butt" draw:fill="none" fo:padding-top="0.017cm" fo:padding-bottom="0.017cm" fo:padding-left="0.017cm" fo:padding-right="0.017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9.4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.5cm" fo:margin-right="0.5cm" fo:margin-top="0cm" fo:margin-bottom="0cm" fo:text-indent="0cm"/>
      <style:text-properties style:font-name="Bahnschrift" fo:font-size="18pt" style:font-size-asian="18pt" style:font-name-complex="Bahnschrift" style:font-size-complex="18pt"/>
    </style:style>
    <style:style style:name="P3" style:family="paragraph">
      <loext:graphic-properties draw:fill="none" draw:fill-color="#ffffff"/>
      <style:paragraph-properties fo:margin-left="0.5cm" fo:margin-right="0.5cm" fo:margin-top="0cm" fo:margin-bottom="0cm" fo:text-indent="0cm"/>
      <style:text-properties style:font-name="Bahnschrift" fo:font-size="18pt" style:font-size-asian="18pt" style:font-name-complex="Bahnschrif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Bahnschrift" fo:font-size="18pt" fo:font-weight="bold" style:font-size-asian="18pt" style:font-weight-asian="bold" style:font-name-complex="Bahnschrift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19.82cm" svg:height="27.799cm" draw:transform="rotate (1.5707963267949) translate (0.950484840851037cm 20.4102854665354cm)" svg:viewBox="0 0 19821 27800" svg:d="M198 0h9393c108 0 196 89 196 200v13501c0 110-88 199-196 199h-9393c-109 0-198-89-198-199v-13501c0-111 89-200 198-200zM10232 0h9392c109 0 197 89 197 200v13501c0 110-88 199-197 199h-9392c-109 0-198-89-198-199v-13501c0-111 89-200 198-200zM198 13900h9393c108 0 196 90 196 200v13500c0 111-88 200-196 200h-9393c-109 0-198-89-198-200v-13500c0-110 89-200 198-200zM10232 13900h9392c109 0 197 90 197 200v13500c0 111-88 200-197 200h-9392c-109 0-198-89-198-200v-13500c0-110 89-200 198-200z">
          <text:p/>
        </draw:path>
        <draw:frame draw:style-name="gr2" draw:text-style-name="P3" draw:layer="layout" svg:width="13.4cm" svg:height="9.4cm" svg:x="1.2cm" svg:y="0.8cm">
          <draw:text-box>
            <text:p text:style-name="P2"><text:span text:style-name="T1">Thank you for buying DrumKid!</text:span></text:p>
            <text:p text:style-name="P2"><text:span text:style-name="T1"/></text:p>
            <text:p text:style-name="P2"><text:span text:style-name="T1">Find manuals, tutorials, info, and updates at </text:span><text:span text:style-name="T2">mattbradshawdesign.com/drumkid</text:span></text:p>
            <text:p text:style-name="P2"><text:span text:style-name="T1"/></text:p>
            <text:p text:style-name="P2"><text:span text:style-name="T1">If you have any issues with DrumKid, please e‑mail </text:span><text:span text:style-name="T2">matthewloydbradshaw@gmail.com</text:span><text:span text:style-name="T1"> and I'll be happy to help. I'd also love to hear any music you make with DrumKid, as well as any suggestions you have for future updates.</text:span></text:p>
          </draw:text-box>
        </draw:frame>
        <draw:frame draw:style-name="gr2" draw:text-style-name="P3" draw:layer="layout" svg:width="13.4cm" svg:height="9.4cm" svg:x="15.1cm" svg:y="0.8cm">
          <draw:text-box>
            <text:p text:style-name="P2"><text:span text:style-name="T1">Thank you for buying DrumKid!</text:span></text:p>
            <text:p text:style-name="P2"><text:span text:style-name="T1"/></text:p>
            <text:p text:style-name="P2"><text:span text:style-name="T1">Find manuals, tutorials, info, and updates at </text:span><text:span text:style-name="T2">mattbradshawdesign.com/drumkid</text:span></text:p>
            <text:p text:style-name="P2"><text:span text:style-name="T1"/></text:p>
            <text:p text:style-name="P2"><text:span text:style-name="T1">If you have any issues with DrumKid, please e‑mail </text:span><text:span text:style-name="T2">matthewloydbradshaw@gmail.com</text:span><text:span text:style-name="T1"> and I'll be happy to help. I'd also love to hear any music you make with DrumKid, as well as any suggestions you have for future updates.</text:span></text:p>
          </draw:text-box>
        </draw:frame>
        <draw:frame draw:style-name="gr2" draw:text-style-name="P3" draw:layer="layout" svg:width="13.4cm" svg:height="9.4cm" svg:x="1.2cm" svg:y="10.8cm">
          <draw:text-box>
            <text:p text:style-name="P2"><text:span text:style-name="T1">Thank you for buying DrumKid!</text:span></text:p>
            <text:p text:style-name="P2"><text:span text:style-name="T1"/></text:p>
            <text:p text:style-name="P2"><text:span text:style-name="T1">Find manuals, tutorials, info, and updates at </text:span><text:span text:style-name="T2">mattbradshawdesign.com/drumkid</text:span></text:p>
            <text:p text:style-name="P2"><text:span text:style-name="T1"/></text:p>
            <text:p text:style-name="P2"><text:span text:style-name="T1">If you have any issues with DrumKid, please e‑mail </text:span><text:span text:style-name="T2">matthewloydbradshaw@gmail.com</text:span><text:span text:style-name="T1"> and I'll be happy to help. I'd also love to hear any music you make with DrumKid, as well as any suggestions you have for future updates.</text:span></text:p>
          </draw:text-box>
        </draw:frame>
        <draw:frame draw:style-name="gr2" draw:text-style-name="P3" draw:layer="layout" svg:width="13.4cm" svg:height="9.4cm" svg:x="15.1cm" svg:y="10.8cm">
          <draw:text-box>
            <text:p text:style-name="P2"><text:span text:style-name="T1">Thank you for buying DrumKid!</text:span></text:p>
            <text:p text:style-name="P2"><text:span text:style-name="T1"/></text:p>
            <text:p text:style-name="P2"><text:span text:style-name="T1">Find manuals, tutorials, info, and updates at </text:span><text:span text:style-name="T2">mattbradshawdesign.com/drumkid</text:span></text:p>
            <text:p text:style-name="P2"><text:span text:style-name="T1"/></text:p>
            <text:p text:style-name="P2"><text:span text:style-name="T1">If you have any issues with DrumKid, please e‑mail </text:span><text:span text:style-name="T2">matthewloydbradshaw@gmail.com</text:span><text:span text:style-name="T1"> and I'll be happy to help. I'd also love to hear any music you make with DrumKid, as well as any suggestions you have for future updates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F" svg:font-family="" style:font-family-generic="roman"/>
    <style:font-face style:name="Lucida Sans" svg:font-family="'Lucida Sans'" style:font-family-generic="swiss"/>
    <style:font-face style:name="Lucida Sans1" svg:font-family="'Lucida Sans'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, Arial" style:font-family-generic="swiss" style:font-pitch="variable"/>
    <style:font-face style:name="Lucida Sans2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GB" style:letter-kerning="true" style:font-name-asian="Lucida Sans1" style:font-family-asian="'Lucida Sans'" style:font-pitch-asian="variable" style:font-size-asian="12pt" style:language-asian="hi" style:country-asian="IN" style:font-size-complex="12pt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Lucida Sans1" style:font-family-asian="'Lucida Sans'" style:font-pitch-asian="variable" style:font-size-asian="14pt"/>
    </style:style>
    <style:style style:name="List" style:family="graphic">
      <style:paragraph-properties fo:margin-top="0cm" fo:margin-bottom="0.436cm" fo:line-height="115%" style:text-autospace="none"/>
      <style:text-properties style:font-name-asian="Lucida Sans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ucida Sans" style:font-family-asian="'Lucida Sans'" style:font-family-generic-asian="swiss" style:font-size-asian="12pt" style:font-style-asian="italic" style:font-size-complex="12pt" style:font-style-complex="italic"/>
    </style:style>
    <style:style style:name="Index" style:family="graphic">
      <style:paragraph-properties style:text-autospace="none"/>
      <style:text-properties style:font-name-asian="Lucida Sans" style:font-family-asian="'Lucida Sans'" style:font-family-generic-asian="swiss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6-15T15:07:07.519000000</dc:date>
    <meta:editing-duration>PT21H51M11S</meta:editing-duration>
    <meta:editing-cycles>3</meta:editing-cycles>
    <meta:generator>LibreOffice/6.3.5.2$Windows_X86_64 LibreOffice_project/dd0751754f11728f69b42ee2af66670068624673</meta:generator>
    <meta:document-statistic meta:object-count="5"/>
  </office:meta>
</office:document-meta>
</file>